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2252" officeooo:paragraph-rsid="0013209c"/>
    </style:style>
    <style:style style:name="P2" style:family="paragraph" style:parent-style-name="Standard">
      <style:text-properties officeooo:rsid="000bb28b" officeooo:paragraph-rsid="0013209c"/>
    </style:style>
    <style:style style:name="P3" style:family="paragraph" style:parent-style-name="Standard">
      <style:text-properties officeooo:rsid="0003786d" officeooo:paragraph-rsid="0013209c"/>
    </style:style>
    <style:style style:name="P4" style:family="paragraph" style:parent-style-name="Standard">
      <style:text-properties officeooo:rsid="0013209c" officeooo:paragraph-rsid="0013209c"/>
    </style:style>
    <style:style style:name="P5" style:family="paragraph" style:parent-style-name="Standard">
      <style:text-properties officeooo:rsid="00145576" officeooo:paragraph-rsid="00145576"/>
    </style:style>
    <style:style style:name="P6" style:family="paragraph" style:parent-style-name="Standard">
      <style:text-properties officeooo:rsid="0016533f" officeooo:paragraph-rsid="0016533f"/>
    </style:style>
    <style:style style:name="P7" style:family="paragraph" style:parent-style-name="Standard">
      <style:paragraph-properties fo:break-before="page"/>
      <style:text-properties officeooo:rsid="0013209c" officeooo:paragraph-rsid="0013209c"/>
    </style:style>
    <style:style style:name="P8" style:family="paragraph" style:parent-style-name="Standard" style:list-style-name="L1">
      <style:text-properties officeooo:rsid="000bb28b" officeooo:paragraph-rsid="0013209c"/>
    </style:style>
    <style:style style:name="P9" style:family="paragraph" style:parent-style-name="Standard" style:list-style-name="L1">
      <style:text-properties officeooo:rsid="000d2252" officeooo:paragraph-rsid="0013209c"/>
    </style:style>
    <style:style style:name="P10" style:family="paragraph" style:parent-style-name="Standard" style:list-style-name="L2">
      <style:text-properties officeooo:rsid="000d2252" officeooo:paragraph-rsid="0013209c"/>
    </style:style>
    <style:style style:name="P11" style:family="paragraph" style:parent-style-name="Standard">
      <style:text-properties officeooo:rsid="000d2252" officeooo:paragraph-rsid="0013209c"/>
    </style:style>
    <style:style style:name="P12" style:family="paragraph" style:parent-style-name="Standard" style:list-style-name="L1">
      <style:text-properties officeooo:rsid="0013209c" officeooo:paragraph-rsid="0013209c"/>
    </style:style>
    <style:style style:name="P13" style:family="paragraph" style:parent-style-name="Standard" style:list-style-name="L2">
      <style:text-properties officeooo:rsid="0013209c" officeooo:paragraph-rsid="0013209c"/>
    </style:style>
    <style:style style:name="P14" style:family="paragraph" style:parent-style-name="Standard" style:list-style-name="L3">
      <style:text-properties officeooo:rsid="00145576" officeooo:paragraph-rsid="00145576"/>
    </style:style>
    <style:style style:name="P15" style:family="paragraph" style:parent-style-name="Standard" style:list-style-name="L5">
      <style:text-properties officeooo:rsid="00145576" officeooo:paragraph-rsid="00145576"/>
    </style:style>
    <style:style style:name="P16" style:family="paragraph" style:parent-style-name="Standard" style:list-style-name="L4">
      <style:text-properties officeooo:rsid="0016533f" officeooo:paragraph-rsid="0016533f"/>
    </style:style>
    <style:style style:name="P17" style:family="paragraph" style:parent-style-name="Standard" style:list-style-name="L3">
      <style:text-properties officeooo:rsid="00171f51" officeooo:paragraph-rsid="00171f51"/>
    </style:style>
    <style:style style:name="T1" style:family="text">
      <style:text-properties officeooo:rsid="0013209c"/>
    </style:style>
    <style:style style:name="T2" style:family="text">
      <style:text-properties officeooo:rsid="0018a33e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. 50</text:p>
      <text:p text:style-name="P2">Correction</text:p>
      <text:p text:style-name="P2"/>
      <text:p text:style-name="P3">Grupo de turistas en el Machu Picchu (Perú)</text:p>
      <text:list xml:id="list7479831013302016827" text:style-name="L1">
        <text:list-item>
          <text:p text:style-name="P8">El documento es una foto de Machu Picchu en el Perú, una de las siete nuevas maravillas del mundo.</text:p>
        </text:list-item>
        <text:list-item>
          <text:p text:style-name="P8">Los turistas hacen senderismo.</text:p>
        </text:list-item>
        <text:list-item>
          <text:p text:style-name="P8">Estan visitando y estan sacando fotos.</text:p>
        </text:list-item>
        <text:list-item>
          <text:p text:style-name="P9">Estan en las ruinas limpias sin basuras.</text:p>
        </text:list-item>
        <text:list-item>
          <text:p text:style-name="P9">un guía local</text:p>
        </text:list-item>
        <text:list-item>
          <text:p text:style-name="P9">la cima</text:p>
        </text:list-item>
        <text:list-item>
          <text:p text:style-name="P9">una mochila</text:p>
        </text:list-item>
        <text:list-item>
          <text:p text:style-name="P12"/>
        </text:list-item>
      </text:list>
      <text:p text:style-name="P1"/>
      <text:p text:style-name="P1">Argumentación</text:p>
      <text:list xml:id="list3207152578161090105" text:style-name="L2">
        <text:list-item>
          <text:p text:style-name="P10">Es posible que los turistas prefieran disfrutar de la naturaleza y de las montañas en lugar de ir a la playa</text:p>
        </text:list-item>
        <text:list-item>
          <text:p text:style-name="P10">Es posible que un turista ponga en peligro la naturaleza</text:p>
        </text:list-item>
        <text:list-item>
          <text:p text:style-name="P10">El Machu Picchu es un forma de turismo verde, deport<text:span text:style-name="T1">ivo</text:span>, y cultural</text:p>
          <text:p text:style-name="P10"/>
        </text:list-item>
        <text:list-item>
          <text:p text:style-name="P13">Sitio histórico de la cultura Incá</text:p>
          <text:p text:style-name="P13">→ turismo cultural</text:p>
          <text:p text:style-name="P13"/>
        </text:list-item>
      </text:list>
      <text:p text:style-name="P4"/>
      <text:p text:style-name="P5">Campaña turística de Costa Rica</text:p>
      <text:list xml:id="list6928068555336567417" text:style-name="L3">
        <text:list-item>
          <text:p text:style-name="P14">Es una <text:span text:style-name="T2">cartel de publicidad, una </text:span>campaña <text:span text:style-name="T2">publicidad</text:span> de Costa Rica</text:p>
        </text:list-item>
        <text:list-item>
          <text:p text:style-name="P17">Hay una casita de madera</text:p>
        </text:list-item>
      </text:list>
      <text:p text:style-name="P1"/>
      <text:p text:style-name="P1"/>
      <text:p text:style-name="P6">Grammaire :</text:p>
      <text:list xml:id="list1788713428815678814" text:style-name="L4">
        <text:list-item>
          <text:p text:style-name="P16">Apocope</text:p>
          <text:list>
            <text:list-item>
              <text:p text:style-name="P16">Un gran espacio // un espacio grande</text:p>
            </text:list-item>
          </text:list>
        </text:list-item>
      </text:list>
      <text:p text:style-name="P5"/>
      <text:p text:style-name="P5"/>
      <text:p text:style-name="P5">Vocabulaire :</text:p>
      <text:list xml:id="list187147439522876018" text:style-name="L5">
        <text:list-item>
          <text:p text:style-name="P15">Formar parte = faire partie</text:p>
        </text:list-item>
        <text:list-item>
          <text:p text:style-name="P15">Una parej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5:34:02.595000000</meta:creation-date>
    <dc:date>2018-09-14T08:34:04.302000000</dc:date>
    <meta:editing-duration>PT18M43S</meta:editing-duration>
    <meta:editing-cycles>7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8" meta:word-count="168" meta:character-count="836" meta:non-whitespace-character-count="714"/>
  </office:meta>
</office:document-meta>
</file>